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Sans" svg:font-family="DSan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437in"/>
    </style:style>
    <style:style style:name="co2" style:family="table-column">
      <style:table-column-properties fo:break-before="auto" style:column-width="3.6752in"/>
    </style:style>
    <style:style style:name="co3" style:family="table-column">
      <style:table-column-properties fo:break-before="auto" style:column-width="3.4626in"/>
    </style:style>
    <style:style style:name="co4" style:family="table-column">
      <style:table-column-properties fo:break-before="auto" style:column-width="4.95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5.2862in"/>
    </style:style>
    <style:style style:name="co8" style:family="table-column">
      <style:table-column-properties fo:break-before="auto" style:column-width="2.1882in"/>
    </style:style>
    <style:style style:name="co9" style:family="table-column">
      <style:table-column-properties fo:break-before="auto" style:column-width="4.1811in"/>
    </style:style>
    <style:style style:name="co10" style:family="table-column">
      <style:table-column-properties fo:break-before="auto" style:column-width="3.2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709in" fo:break-before="auto" style:use-optimal-row-height="true"/>
    </style:style>
    <style:style style:name="ro4" style:family="table-row">
      <style:table-row-properties style:row-height="0.2638in" fo:break-before="auto" style:use-optimal-row-height="true"/>
    </style:style>
    <style:style style:name="ro5" style:family="table-row">
      <style:table-row-properties style:row-height="0.5146in" fo:break-before="auto" style:use-optimal-row-height="true"/>
    </style:style>
    <style:style style:name="ro6" style:family="table-row">
      <style:table-row-properties style:row-height="1.0972in" fo:break-before="auto" style:use-optimal-row-height="true"/>
    </style:style>
    <style:style style:name="ro7" style:family="table-row">
      <style:table-row-properties style:row-height="0.5256in" fo:break-before="auto" style:use-optimal-row-height="true"/>
    </style:style>
    <style:style style:name="ro8" style:family="table-row">
      <style:table-row-properties style:row-height="0.6535in" fo:break-before="auto" style:use-optimal-row-height="true"/>
    </style:style>
    <style:style style:name="ro9" style:family="table-row">
      <style:table-row-properties style:row-height="0.6362in" fo:break-before="auto" style:use-optimal-row-height="true"/>
    </style:style>
    <style:style style:name="ro10" style:family="table-row">
      <style:table-row-properties style:row-height="0.3854in" fo:break-before="auto" style:use-optimal-row-height="true"/>
    </style:style>
    <style:style style:name="ro11" style:family="table-row">
      <style:table-row-properties style:row-height="0.3984in" fo:break-before="auto" style:use-optimal-row-height="true"/>
    </style:style>
    <style:style style:name="ro12" style:family="table-row">
      <style:table-row-properties style:row-height="1.1362in" fo:break-before="auto" style:use-optimal-row-height="true"/>
    </style:style>
    <style:style style:name="ro13" style:family="table-row">
      <style:table-row-properties style:row-height="0.2681in" fo:break-before="auto" style:use-optimal-row-height="true"/>
    </style:style>
    <style:style style:name="ro14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9999ff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99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0000"/>
      <style:text-properties fo:font-size="8pt" style:font-size-asian="8pt" style:font-size-complex="8pt"/>
    </style:style>
    <style:style style:name="ce8" style:family="table-cell" style:parent-style-name="Default"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99ccff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9900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San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DejaVu Sans" style:font-weight-asian="bold" style:font-weight-complex="bold"/>
    </style:style>
  </office:automatic-styles>
  <office:body>
    <office:spreadsheet>
      <table:table table:name="Apps Corporatives" table:style-name="ta1">
        <table:shapes>
          <draw:frame draw:z-index="0" draw:style-name="gr1" draw:text-style-name="P1" svg:width="6.2984in" svg:height="2.9752in" svg:x="2.3984in" svg:y="15.0925in">
            <draw:object draw:notify-on-update-of-ranges="'Apps Corporatives'.A51:'Apps Corporatives'.A55 'Apps Corporatives'.B51:'Apps Corporatives'.B55" xlink:href="./Object 1" xlink:type="simple" xlink:show="embed" xlink:actuate="onLoad"/>
            <draw:image xlink:href="./ObjectReplacements/Object 1" xlink:type="simple" xlink:show="embed" xlink:actuate="onLoad"/>
            <svg:title>Aplicacions corporatives</svg:titl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ce1" office:value-type="string" calcext:value-type="string">
            <text:p>Llistat d'aplicacions corporatives de la CAIB i el seu homònim a GNU/Linux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1"/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Aplicacions que s'instal·len a TOTES les màquines de la CAIB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ce1" office:value-type="string" calcext:value-type="string">
            <text:p>Llegenda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Nom color</text:p>
          </table:table-cell>
          <table:table-cell/>
        </table:table-row>
        <table:table-row table:style-name="ro1">
          <table:table-cell office:value-type="string" calcext:value-type="string">
            <text:p>Existeix a GNU/Linux i funciona al 100%</text:p>
          </table:table-cell>
          <table:table-cell table:style-name="ce9"/>
          <table:table-cell office:value-type="string" calcext:value-type="string">
            <text:p>cap</text:p>
          </table:table-cell>
          <table:table-cell/>
        </table:table-row>
        <table:table-row table:style-name="ro3">
          <table:table-cell office:value-type="string" calcext:value-type="string">
            <text:p>Existeix a GNU/Linux però amb menor </text:p>
            <text:p>Funcionalitat que la versió windows</text:p>
          </table:table-cell>
          <table:table-cell table:style-name="ce5"/>
          <table:table-cell office:value-type="string" calcext:value-type="string">
            <text:p>Blau1</text:p>
          </table:table-cell>
          <table:table-cell/>
        </table:table-row>
        <table:table-row table:style-name="ro4">
          <table:table-cell office:value-type="string" calcext:value-type="string">
            <text:p>Existeix a GNU/Linux però cal </text:p>
            <text:p>Emulació (wine o similar)</text:p>
          </table:table-cell>
          <table:table-cell table:style-name="ce6"/>
          <table:table-cell office:value-type="string" calcext:value-type="string">
            <text:p>taronja2</text:p>
          </table:table-cell>
          <table:table-cell/>
        </table:table-row>
        <table:table-row table:style-name="ro1">
          <table:table-cell office:value-type="string" calcext:value-type="string">
            <text:p>No sabem si existeix a Linux</text:p>
          </table:table-cell>
          <table:table-cell table:style-name="ce10"/>
          <table:table-cell office:value-type="string" calcext:value-type="string">
            <text:p>blaucel10</text:p>
          </table:table-cell>
          <table:table-cell/>
        </table:table-row>
        <table:table-row table:style-name="ro1">
          <table:table-cell office:value-type="string" calcext:value-type="string">
            <text:p>No existeix a GNU/Linux o obsolet</text:p>
          </table:table-cell>
          <table:table-cell table:style-name="ce7"/>
          <table:table-cell office:value-type="string" calcext:value-type="string">
            <text:p>Vermell 3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ce4" office:value-type="string" calcext:value-type="string">
            <text:p>App Windows</text:p>
          </table:table-cell>
          <table:table-cell table:style-name="ce4" office:value-type="string" calcext:value-type="string">
            <text:p>App Linux</text:p>
          </table:table-cell>
          <table:table-cell table:style-name="ce4"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5">
          <table:table-cell table:style-name="ce5" office:value-type="string" calcext:value-type="string">
            <text:p>JVM Oracle 1.5.0_12 (017570)</text:p>
          </table:table-cell>
          <table:table-cell table:style-name="ce5" office:value-type="string" calcext:value-type="string">
            <text:p>JVM Oracle (1.5.0_12)</text:p>
          </table:table-cell>
          <table:table-cell table:style-name="ce5" office:value-type="string" calcext:value-type="string">
            <text:p>Al java 1.5 de 64 bits no hi ha ni applet ni java web start.</text:p>
            <text:p>A més el “fakeroot make-jpkg jre-1_5_0_12-linux-i586.bin“ falla dient que no troba</text:p>
            <text:p>El plugin adient.</text:p>
            <text:p><text:span text:style-name="T1">NO S'INSTAL·LARÀ.</text:span></text:p>
          </table:table-cell>
          <table:table-cell/>
        </table:table-row>
        <table:table-row table:style-name="ro4">
          <table:table-cell office:value-type="string" calcext:value-type="string">
            <text:p>JVM Oracle 1.6.0_20 (030370)</text:p>
          </table:table-cell>
          <table:table-cell office:value-type="string" calcext:value-type="string">
            <text:p>JVM Oracle (1.6.0_20)</text:p>
          </table:table-cell>
          <table:table-cell office:value-type="string" calcext:value-type="string">
            <text:p>FET. Paquet dissof (030370). Valorar si val la pena emprar una versió tant antiga.</text:p>
            <text:p>Se podria instal·lar i deixar com a defecte una versió superior... (1.7.0_XX)</text:p>
          </table:table-cell>
          <table:table-cell/>
        </table:table-row>
        <table:table-row table:style-name="ro1">
          <table:table-cell table:style-name="ce6" office:value-type="string" calcext:value-type="string">
            <text:p>Suite Ofimàtica MS-Office 11</text:p>
          </table:table-cell>
          <table:table-cell table:style-name="ce6"/>
          <table:table-cell table:style-name="ce11" office:value-type="string" calcext:value-type="string">
            <text:p>NO S'INSTAL·LARÀ, se valorarà si instal·lar els visors.</text:p>
          </table:table-cell>
          <table:table-cell/>
        </table:table-row>
        <table:table-row table:style-name="ro1">
          <table:table-cell office:value-type="string" calcext:value-type="string">
            <text:p>Suite Ofimàtica OpenOffice 3.3 (040180)</text:p>
          </table:table-cell>
          <table:table-cell office:value-type="string" calcext:value-type="string">
            <text:p>OpenOffice</text:p>
          </table:table-cell>
          <table:table-cell office:value-type="string" calcext:value-type="string">
            <text:p>FET. <text:s/>A GNU/Linux s'instal·la la versió de la distribució.</text:p>
          </table:table-cell>
          <table:table-cell/>
        </table:table-row>
        <table:table-row table:style-name="ro6">
          <table:table-cell table:style-name="ce5" office:value-type="string" calcext:value-type="string">
            <text:p>Acrobat PDF Reader 11</text:p>
          </table:table-cell>
          <table:table-cell table:style-name="ce5" office:value-type="string" calcext:value-type="string">
            <text:p>Evince i Acrobat PDF reader 9.5</text:p>
          </table:table-cell>
          <table:table-cell table:style-name="ce5" office:value-type="string" calcext:value-type="string">
            <text:p>FET: Paquet dissof (030170).</text:p>
            <text:p>Versió 9.5.5 (Debian multimedia marillat) en anglès, la darrera en castellà és la 8.1.7.</text:p>
            <text:p>S'instal·larà però no serà el visor per defecte, ja que és molt lent i te molts forats de seguretat.</text:p>
            <text:p>TODO: Tan sols ha de ser el visor per defecte de la gent que empri firma digital.</text:p>
            <text:p>Se farà un script per canviar el visor per defecte i s'executarà a la gent que ho necessiti.</text:p>
            <text:p>No hi ha cap visor de PDF lliure que tengui funcionalitat de validació de signatures digitals.</text:p>
            <text:p>Problemes: S'ha pogut emprar l'acroread per signar un pdf important un certificat p12 i també</text:p>
            <text:p>emprant un certificat en targeta mitjançant un driver pkcs11 (libbit4id.so)</text:p>
          </table:table-cell>
          <table:table-cell/>
        </table:table-row>
        <table:table-row table:style-name="ro1">
          <table:table-cell office:value-type="string" calcext:value-type="string">
            <text:p>RealVNC (servidor VNC)</text:p>
          </table:table-cell>
          <table:table-cell office:value-type="string" calcext:value-type="string">
            <text:p>vino + x11vnc</text:p>
          </table:table-cell>
          <table:table-cell office:value-type="string" calcext:value-type="string">
            <text:p>FET. X11vnc paquet dissof (27770). Vino paquet dissof (20970)</text:p>
          </table:table-cell>
          <table:table-cell/>
        </table:table-row>
        <table:table-row table:style-name="ro2">
          <table:table-cell office:value-type="string" calcext:value-type="string">
            <text:p>RealVNC (client VNC)</text:p>
          </table:table-cell>
          <table:table-cell office:value-type="string" calcext:value-type="string">
            <text:p>remmina, xtightvncviewer</text:p>
          </table:table-cell>
          <table:table-cell office:value-type="string" calcext:value-type="string">
            <text:p>Instal·lar, remmina i xtightvncviewer</text:p>
          </table:table-cell>
          <table:table-cell/>
        </table:table-row>
        <table:table-row table:style-name="ro7">
          <table:table-cell table:style-name="ce5" office:value-type="string" calcext:value-type="string">
            <text:p>Client SAP</text:p>
          </table:table-cell>
          <table:table-cell table:style-name="ce5" office:value-type="string" calcext:value-type="string">
            <text:p>PatinGui (java), funcionalitat gairebé completa (l'empra per exemple </text:p>
            <text:p>Un administrador)</text:p>
            <text:p>Actualment se vol migrar a la versió client per windows 7.40, la idea</text:p>
            <text:p>Es instal·lar la versió 7.40 però del PlatinGui</text:p>
          </table:table-cell>
          <table:table-cell table:style-name="ce5" office:value-type="string" calcext:value-type="string">
            <text:p>PENDENT</text:p>
          </table:table-cell>
          <table:table-cell/>
        </table:table-row>
        <table:table-row table:style-name="ro4">
          <table:table-cell table:style-name="ce7" office:value-type="string" calcext:value-type="string">
            <text:p>Oracle Forms (app nativa client)</text:p>
          </table:table-cell>
          <table:table-cell table:style-name="ce7" office:value-type="string" calcext:value-type="string">
            <text:p>No hi ha versió de client Oracle Forms per GNU/Linux. A més, son</text:p>
            <text:p>aplicacions que estan obsoletes i s'han de migrar a 10g.</text:p>
          </table:table-cell>
          <table:table-cell table:style-name="ce7" office:value-type="string" calcext:value-type="string">
            <text:p>NO.</text:p>
          </table:table-cell>
          <table:table-cell/>
        </table:table-row>
        <table:table-row table:style-name="ro8">
          <table:table-cell table:style-name="ce7" office:value-type="string" calcext:value-type="string">
            <text:p>Oracle 10g (JINITIATOR)</text:p>
          </table:table-cell>
          <table:table-cell table:style-name="ce7" office:value-type="string" calcext:value-type="string">
            <text:p>No hi ha jinitiator per Linux.</text:p>
            <text:p><text:a xlink:href="https://onemoretech.wordpress.com/2007/11/29/oracle-formslinux-client/" xlink:type="simple">https://onemoretech.wordpress.com/2007/11/29/oracle-formslinux-client/</text:a></text:p>
          </table:table-cell>
          <table:table-cell table:style-name="ce7" office:value-type="string" calcext:value-type="string">
            <text:p>NO. El jinitiator se necessita per versions anteriors a 11GR2 (per</text:p>
            <text:p>Versions 11Gr2 i superiors la JVM de Oracle basta)  i</text:p>
            <text:p>S'estàn migrant les aplicacions cap a 11G. de provar:</text:p>
            <text:p> No hi ha jinitiator per Linux.</text:p>
            <text:p><text:a xlink:href="https://onemoretech.wordpress.com/2007/11/29/oracle-formslinux-client/" xlink:type="simple">https://onemoretech.wordpress.com/2007/11/29/oracle-formslinux-client/</text:a></text:p>
          </table:table-cell>
          <table:table-cell/>
        </table:table-row>
        <table:table-row table:style-name="ro1">
          <table:table-cell table:style-name="ce6" office:value-type="string" calcext:value-type="string">
            <text:p>Internet Explorer 8</text:p>
          </table:table-cell>
          <table:table-cell table:style-name="ce6" office:value-type="string" calcext:value-type="string">
            <text:p>No hi ha versió per GNU/Linux i per ara no es vol emprar wine.</text:p>
          </table:table-cell>
          <table:table-cell table:style-name="ce6" office:value-type="string" calcext:value-type="string">
            <text:p>NO s'instal·larà.</text:p>
          </table:table-cell>
          <table:table-cell/>
        </table:table-row>
        <table:table-row table:style-name="ro9">
          <table:table-cell office:value-type="string" calcext:value-type="string">
            <text:p>Lotus Notes v8.5</text:p>
          </table:table-cell>
          <table:table-cell office:value-type="string" calcext:value-type="string">
            <text:p>Lotus Notes v9.0.1</text:p>
          </table:table-cell>
          <table:table-cell office:value-type="string" calcext:value-type="string">
            <text:p>FET: Paquet dissof (028570).</text:p>
            <text:p>No hi ha la mateixa versió a Windows i Linux</text:p>
            <text:p>PENDENT: </text:p>
            <text:p>    1. autoconfiguració: servidors, sametime etc</text:p>
            <text:p>    2. configuracio perfil mobil</text:p>
          </table:table-cell>
          <table:table-cell/>
        </table:table-row>
        <table:table-row table:style-name="ro1">
          <table:table-cell office:value-type="string" calcext:value-type="string">
            <text:p>Drivers targetes oberthur (022770)</text:p>
          </table:table-cell>
          <table:table-cell office:value-type="string" calcext:value-type="string">
            <text:p>Drivers_targeta_OBERTHUR-LINUX-deb.rar</text:p>
          </table:table-cell>
          <table:table-cell office:value-type="string" calcext:value-type="string">
            <text:p>FET. Paquet dissof (022770). Instal·lació correcte, funcionament correcte.</text:p>
          </table:table-cell>
          <table:table-cell/>
        </table:table-row>
        <table:table-row table:style-name="ro1">
          <table:table-cell office:value-type="string" calcext:value-type="string">
            <text:p>Drivers targetes camerfirma bi4id (029570)</text:p>
          </table:table-cell>
          <table:table-cell office:value-type="string" calcext:value-type="string">
            <text:p>Kit_Bit4id_Linux_1.2.16.1b.zip</text:p>
          </table:table-cell>
          <table:table-cell office:value-type="string" calcext:value-type="string">
            <text:p>FET. Paquet dissof (022770). Instal·lació correcte, funcionament correcte.</text:p>
          </table:table-cell>
          <table:table-cell/>
        </table:table-row>
        <table:table-row table:style-name="ro10">
          <table:table-cell table:style-name="ce7" office:value-type="string" calcext:value-type="string">
            <text:p>Drivers targetes MMAR (018770)</text:p>
          </table:table-cell>
          <table:table-cell table:style-name="ce7" office:value-type="string" calcext:value-type="string">
            <text:p>Drivers_targeta_MMAR-LINUX</text:p>
          </table:table-cell>
          <table:table-cell table:style-name="ce7" office:value-type="string" calcext:value-type="string">
            <text:p><text:span text:style-name="T2">NO S'INSTAL·LARÀ</text:span></text:p>
            <text:p>Targetes antigues. </text:p>
            <text:p>Només funciona a 32bits i amb opensc, l'empresa ha desaparegut.</text:p>
          </table:table-cell>
          <table:table-cell/>
        </table:table-row>
        <table:table-row table:style-name="ro3">
          <table:table-cell table:style-name="ce7" office:value-type="string" calcext:value-type="string">
            <text:p>Driver teclat cherry (022970)</text:p>
          </table:table-cell>
          <table:table-cell table:style-name="ce7" office:value-type="string" calcext:value-type="string">
            <text:p><text:a xlink:href="http://www.cherrycorp.com/english/keyboards/Govt/G83-6644.htm" xlink:type="simple">http://www.cherrycorp.com/english/keyboards/Govt/G83-6644.htm</text:a></text:p>
            <text:p>ifdokccid_lnx_i686-3.7.0.tar.gz (ifdokccid.so)</text:p>
          </table:table-cell>
          <table:table-cell table:style-name="ce7" office:value-type="string" calcext:value-type="string">
            <text:p>No cal instal·lar rés, les distribucions actuals ja duen suport integrat</text:p>
            <text:p>per aquest teclat.</text:p>
          </table:table-cell>
          <table:table-cell/>
        </table:table-row>
        <table:table-row table:style-name="ro1">
          <table:table-cell office:value-type="string" calcext:value-type="string">
            <text:p>Mozilla FIREFOX 20 (Hellium) (040580)</text:p>
          </table:table-cell>
          <table:table-cell office:value-type="string" calcext:value-type="string">
            <text:p>Mozila Firefox versió ESR (iceweasel a Debian)</text:p>
          </table:table-cell>
          <table:table-cell office:value-type="string" calcext:value-type="string">
            <text:p>FET. Paquet dissof (40580)</text:p>
          </table:table-cell>
          <table:table-cell/>
        </table:table-row>
        <table:table-row table:style-name="ro2">
          <table:table-cell office:value-type="string" calcext:value-type="string">
            <text:p>P7zip (36380)</text:p>
          </table:table-cell>
          <table:table-cell office:value-type="string" calcext:value-type="string">
            <text:p>S'instal·la la versió de la distribució amb file-roller com interfície gràfica</text:p>
          </table:table-cell>
          <table:table-cell office:value-type="string" calcext:value-type="string">
            <text:p>FET. Paquet dissof (036380).</text:p>
          </table:table-cell>
          <table:table-cell/>
        </table:table-row>
        <table:table-row table:style-name="ro10">
          <table:table-cell office:value-type="string" calcext:value-type="string">
            <text:p>API de firma CAIB 4.2.1 (042180)</text:p>
          </table:table-cell>
          <table:table-cell office:value-type="string" calcext:value-type="string">
            <text:p>És aplicació Java, funciona a GNU/Linux</text:p>
          </table:table-cell>
          <table:table-cell office:value-type="string" calcext:value-type="string">
            <text:p>FET. Paquet dissof (042180). S'ha modificat per a que s'instal·li </text:p>
            <text:p>A TOTES les JREs d'oracle instal·lades (6,7,8), no només la 5 </text:p>
            <text:p>i 6 com a MS-Windows</text:p>
          </table:table-cell>
          <table:table-cell/>
        </table:table-row>
        <table:table-row table:style-name="ro1">
          <table:table-cell office:value-type="string" calcext:value-type="string">
            <text:p>mspaint</text:p>
          </table:table-cell>
          <table:table-cell office:value-type="string" calcext:value-type="string">
            <text:p>kolourpaint4</text:p>
          </table:table-cell>
          <table:table-cell office:value-type="string" calcext:value-type="string">
            <text:p>FET. Se crea alternativa amb el nom mspaint</text:p>
          </table:table-cell>
          <table:table-cell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gnome-calculator</text:p>
          </table:table-cell>
          <table:table-cell office:value-type="string" calcext:value-type="string">
            <text:p>FET. Se crea alternativa amb el nom calc</text:p>
          </table:table-cell>
          <table:table-cell/>
        </table:table-row>
        <table:table-row table:style-name="ro11">
          <table:table-cell table:style-name="ce5" office:value-type="string" calcext:value-type="string">
            <text:p>antivirus (kaspersky)</text:p>
          </table:table-cell>
          <table:table-cell table:style-name="ce5" office:value-type="string" calcext:value-type="string">
            <text:p>clamav/kaspersky</text:p>
          </table:table-cell>
          <table:table-cell table:style-name="ce5" office:value-type="string" calcext:value-type="string">
            <text:p>Versió per linux està obsoleta i amb suport parcial. </text:p>
            <text:p>Té bugs a Ubuntu 14.04 que no la fan usable.</text:p>
            <text:p>Com a fallback hi ha el clamav.</text:p>
          </table:table-cell>
          <table:table-cell/>
        </table:table-row>
        <table:table-row table:style-name="ro12">
          <table:table-cell office:value-type="string" calcext:value-type="string">
            <text:p>pcomm42</text:p>
          </table:table-cell>
          <table:table-cell/>
          <table:table-cell office:value-type="string" calcext:value-type="string">
            <text:p>És un emulador de terminal per a AS/400 (TN5250) i per alguna màquina del ministeri de treball.</text:p>
            <text:p>Estudiar equivalents a GNU/Linux: x3270, c3270, pr3287, </text:p>
            <text:p>Aplicació nativa de 16 bits que no funciona a Windows 7.</text:p>
            <text:p>S'ha creat una aplicació RDP ex profeso.</text:p>
            <text:p>Alternatives: </text:p>
            <text:p>      1. emprar via RDP.</text:p>
            <text:p>      2. xterm + fitxer de resourcessi </text:p>
            <text:p>      3. wine???? </text:p>
            <text:p>     4. mochasoft</text:p>
          </table:table-cell>
          <table:table-cell/>
        </table:table-row>
        <table:table-row table:style-name="ro1">
          <table:table-cell office:value-type="string" calcext:value-type="string">
            <text:p>Assistent de firma (029370)</text:p>
          </table:table-cell>
          <table:table-cell office:value-type="string" calcext:value-type="string">
            <text:p>Aplicació Java</text:p>
          </table:table-cell>
          <table:table-cell office:value-type="string" calcext:value-type="string">
            <text:p>FET. Paquet dissof (035180). Instal·lació correcte, funcionament correcte.</text:p>
          </table:table-cell>
          <table:table-cell/>
        </table:table-row>
        <table:table-row table:style-name="ro1">
          <table:table-cell office:value-type="string" calcext:value-type="string">
            <text:p>Assistent de compulsa (035180)</text:p>
          </table:table-cell>
          <table:table-cell office:value-type="string" calcext:value-type="string">
            <text:p>Aplicació Java</text:p>
          </table:table-cell>
          <table:table-cell office:value-type="string" calcext:value-type="string">
            <text:p>FET. Paquet dissof (035180). Instal·lació correcte, funcionament correcte.</text:p>
          </table:table-cell>
          <table:table-cell/>
        </table:table-row>
        <table:table-row table:style-name="ro13">
          <table:table-cell office:value-type="string" calcext:value-type="string">
            <text:p>ICA client</text:p>
          </table:table-cell>
          <table:table-cell office:value-type="string" calcext:value-type="string">
            <text:p>Hi ha aplicació nativa tant per 32 com 64 bits. És una tecnologia </text:p>
            <text:p>que està en desús a la CAIB</text:p>
          </table:table-cell>
          <table:table-cell office:value-type="string" calcext:value-type="string">
            <text:p>PEDENT PROVAR !!</text:p>
            <text:p><text:a xlink:href="http://www.citrix.com/downloads/citrix-receiver/linux/receiver-for-linux-131.html" xlink:type="simple">http://www.citrix.com/downloads/citrix-receiver/linux/receiver-for-linux-131.html</text:a></text:p>
          </table:table-cell>
          <table:table-cell/>
        </table:table-row>
        <table:table-row table:style-name="ro1" table:number-rows-repeated="2">
          <table:table-cell table:style-name="ce8" table:number-columns-repeated="3"/>
          <table:table-cell/>
        </table:table-row>
        <table:table-row table:style-name="ro2" table:number-rows-repeated="6">
          <table:table-cell table:style-name="ce8" table:number-columns-repeated="3"/>
          <table:table-cell/>
        </table:table-row>
        <table:table-row table:style-name="ro1">
          <table:table-cell table:style-name="Default" office:value-type="string" calcext:value-type="string">
            <text:p>Resum: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Num. Apps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Existeix a GNU/Linux i funciona al 100%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Existeix a GNU/Linux però amb menor </text:p>
            <text:p>Funcionalitat que la versió window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Existeix a GNU/Linux però cal </text:p>
            <text:p>Emulació (wine o similar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o sabem si existeix a Linu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o existeix a GNU/Linux o obsole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</table:table>
      <table:table table:name="Apps NO corporatives pero molt emprades" table:style-name="ta1"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Llistat d'aplicacions NO corporatives de la CAIB, però molt emprades i el seu homònim a GNU/Linux</text:p>
          </table:table-cell>
          <table:table-cell table:style-name="Default" table:number-columns-repeated="2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Son aplicacions que NO s'instal·len per defecte a les màquines de la CAIB, però molts usuaris l'empren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Llegenda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Nom color</text:p>
          </table:table-cell>
        </table:table-row>
        <table:table-row table:style-name="ro1">
          <table:table-cell office:value-type="string" calcext:value-type="string">
            <text:p>Existeix a GNU/Linux i funciona al 100%</text:p>
          </table:table-cell>
          <table:table-cell table:style-name="ce9"/>
          <table:table-cell office:value-type="string" calcext:value-type="string">
            <text:p>cap</text:p>
          </table:table-cell>
        </table:table-row>
        <table:table-row table:style-name="ro14">
          <table:table-cell office:value-type="string" calcext:value-type="string">
            <text:p>Existeix a GNU/Linux però amb menor </text:p>
            <text:p>Funcionalitat que la versió windows</text:p>
          </table:table-cell>
          <table:table-cell table:style-name="ce5"/>
          <table:table-cell office:value-type="string" calcext:value-type="string">
            <text:p>Violeta</text:p>
          </table:table-cell>
        </table:table-row>
        <table:table-row table:style-name="ro14">
          <table:table-cell office:value-type="string" calcext:value-type="string">
            <text:p>Existeix a GNU/Linux però cal </text:p>
            <text:p>Emulació (wine o similar)</text:p>
          </table:table-cell>
          <table:table-cell table:style-name="ce6"/>
          <table:table-cell office:value-type="string" calcext:value-type="string">
            <text:p>taronja2</text:p>
          </table:table-cell>
        </table:table-row>
        <table:table-row table:style-name="ro1">
          <table:table-cell office:value-type="string" calcext:value-type="string">
            <text:p>No sabem si existeix a Linux</text:p>
          </table:table-cell>
          <table:table-cell table:style-name="ce10"/>
          <table:table-cell office:value-type="string" calcext:value-type="string">
            <text:p>blaucel10</text:p>
          </table:table-cell>
        </table:table-row>
        <table:table-row table:style-name="ro1">
          <table:table-cell office:value-type="string" calcext:value-type="string">
            <text:p>No existeix a GNU/Linux o obsolet</text:p>
          </table:table-cell>
          <table:table-cell table:style-name="ce7"/>
          <table:table-cell office:value-type="string" calcext:value-type="string">
            <text:p>Vermell 3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 calcext:value-type="string">
            <text:p>App Windows</text:p>
          </table:table-cell>
          <table:table-cell table:style-name="ce4" office:value-type="string" calcext:value-type="string">
            <text:p>App Linux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3"/>
        </table:table-row>
        <table:table-row table:style-name="ro14">
          <table:table-cell table:style-name="ce12" office:value-type="string" calcext:value-type="string">
            <text:p>Firefox</text:p>
            <text:p>(versions superiors a la corporativa)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Se pot instal·lar la versió de Ubuntu</text:p>
          </table:table-cell>
        </table:table-row>
        <table:table-row table:style-name="ro1">
          <table:table-cell table:style-name="ce12" office:value-type="string" calcext:value-type="string">
            <text:p>Ganes</text:p>
          </table:table-cell>
          <table:table-cell office:value-type="string" calcext:value-type="string">
            <text:p>ganes</text:p>
          </table:table-cell>
          <table:table-cell office:value-type="string" calcext:value-type="string">
            <text:p>Hi ha versió per Linux i funciona correctament, ja que està basada en JAVA.</text:p>
          </table:table-cell>
        </table:table-row>
        <table:table-row table:style-name="ro14">
          <table:table-cell table:style-name="ce12" office:value-type="string" calcext:value-type="string">
            <text:p>DropBox</text:p>
          </table:table-cell>
          <table:table-cell office:value-type="string" calcext:value-type="string">
            <text:p>Dropbox +</text:p>
            <text:p>Nautilus-dropbox</text:p>
          </table:table-cell>
          <table:table-cell office:value-type="string" calcext:value-type="string">
            <text:p>Versió nativa, funciona correctament</text:p>
          </table:table-cell>
        </table:table-row>
        <table:table-row table:style-name="ro14">
          <table:table-cell table:style-name="ce12" office:value-type="string" calcext:value-type="string">
            <text:p>Java (oracle) </text:p>
            <text:p>(versions superior a la corporativa)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i ha versió per Linux i funcionen correctament.</text:p>
          </table:table-cell>
        </table:table-row>
        <table:table-row table:style-name="ro1">
          <table:table-cell table:style-name="ce12" office:value-type="string" calcext:value-type="string">
            <text:p>Filezilla</text:p>
          </table:table-cell>
          <table:table-cell office:value-type="string" calcext:value-type="string">
            <text:p>filezilla</text:p>
          </table:table-cell>
          <table:table-cell office:value-type="string" calcext:value-type="string">
            <text:p>Versió nativa, funciona correctament</text:p>
          </table:table-cell>
        </table:table-row>
        <table:table-row table:style-name="ro1">
          <table:table-cell table:style-name="ce12" office:value-type="string" calcext:value-type="string">
            <text:p>Gimp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Versió nativa, funciona correctament</text:p>
          </table:table-cell>
        </table:table-row>
      </table:table>
      <table:table table:name="Apps Departamentals" table:style-name="ta1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row table:style-name="ro1">
          <table:table-cell table:number-columns-repeated="4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 calcext:value-type="string">
            <text:p>Llistat d'aplicacions departamentals de la CAIB i el seu homònim a GNU/Linux</text:p>
          </table:table-cell>
          <table:table-cell table:style-name="ce14"/>
          <table:table-cell table:number-columns-repeated="2"/>
        </table:table-row>
        <table:table-row table:style-name="ro2">
          <table:table-cell table:style-name="ce4"/>
          <table:table-cell table:style-name="ce14"/>
          <table:table-cell table:number-columns-repeated="2"/>
        </table:table-row>
        <table:table-row table:style-name="ro2">
          <table:table-cell table:style-name="ce13" office:value-type="string" calcext:value-type="string">
            <text:p>Aplicacions que s'instal·len a grups de màquines de la CAIB</text:p>
          </table:table-cell>
          <table:table-cell table:style-name="ce14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 calcext:value-type="string">
            <text:p>Llegenda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Nom color</text:p>
          </table:table-cell>
          <table:table-cell/>
        </table:table-row>
        <table:table-row table:style-name="ro2">
          <table:table-cell office:value-type="string" calcext:value-type="string">
            <text:p>Existeix a GNU/Linux i funciona al 100%</text:p>
          </table:table-cell>
          <table:table-cell table:style-name="ce9"/>
          <table:table-cell office:value-type="string" calcext:value-type="string">
            <text:p>cap</text:p>
          </table:table-cell>
          <table:table-cell/>
        </table:table-row>
        <table:table-row table:style-name="ro4">
          <table:table-cell office:value-type="string" calcext:value-type="string">
            <text:p>Existeix a GNU/Linux però amb menor </text:p>
            <text:p>Funcionalitat que la versió windows</text:p>
          </table:table-cell>
          <table:table-cell table:style-name="ce5"/>
          <table:table-cell office:value-type="string" calcext:value-type="string">
            <text:p>Violeta</text:p>
          </table:table-cell>
          <table:table-cell/>
        </table:table-row>
        <table:table-row table:style-name="ro4">
          <table:table-cell office:value-type="string" calcext:value-type="string">
            <text:p>Existeix a GNU/Linux però cal </text:p>
            <text:p>Emulació (wine o similar)</text:p>
          </table:table-cell>
          <table:table-cell table:style-name="ce6"/>
          <table:table-cell office:value-type="string" calcext:value-type="string">
            <text:p>taronja2</text:p>
          </table:table-cell>
          <table:table-cell/>
        </table:table-row>
        <table:table-row table:style-name="ro1">
          <table:table-cell office:value-type="string" calcext:value-type="string">
            <text:p>No sabem si existeix a Linux</text:p>
          </table:table-cell>
          <table:table-cell table:style-name="ce10"/>
          <table:table-cell office:value-type="string" calcext:value-type="string">
            <text:p>blaucel10</text:p>
          </table:table-cell>
          <table:table-cell/>
        </table:table-row>
        <table:table-row table:style-name="ro1">
          <table:table-cell office:value-type="string" calcext:value-type="string">
            <text:p>No existeix a GNU/Linux</text:p>
          </table:table-cell>
          <table:table-cell table:style-name="ce7"/>
          <table:table-cell office:value-type="string" calcext:value-type="string">
            <text:p>Vermell 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 calcext:value-type="string">
            <text:p>App Windows</text:p>
          </table:table-cell>
          <table:table-cell table:style-name="ce4" office:value-type="string" calcext:value-type="string">
            <text:p>App Linux</text:p>
          </table:table-cell>
          <table:table-cell table:style-name="ce4" office:value-type="string" calcext:value-type="string">
            <text:p>Notes</text:p>
          </table:table-cell>
          <table:table-cell/>
        </table:table-row>
        <table:table-row table:style-name="ro4">
          <table:table-cell table:style-name="ce5" office:value-type="string" calcext:value-type="string">
            <text:p>Microsoft Project</text:p>
          </table:table-cell>
          <table:table-cell table:style-name="ce5" office:value-type="string" calcext:value-type="string">
            <text:p>projectLibre</text:p>
            <text:p><text:a xlink:href="http://sourceforge.net/projects/projectlibre/files/ProjectLibre/1.5.9/" xlink:type="simple">http://sourceforge.net/projects/projectlibre/files/ProjectLibre/1.5.9/</text:a></text:p>
          </table:table-cell>
          <table:table-cell table:style-name="ce5" office:value-type="string" calcext:value-type="string">
            <text:p>Necessita tenir instal·lat Java</text:p>
          </table:table-cell>
          <table:table-cell/>
        </table:table-row>
        <table:table-row table:style-name="ro1">
          <table:table-cell table:style-name="ce12" office:value-type="string" calcext:value-type="string">
            <text:p>Silcoi</text:p>
          </table:table-cell>
          <table:table-cell/>
          <table:table-cell office:value-type="string" calcext:value-type="string">
            <text:p>Emulador de terminal. Pendent provar</text:p>
          </table:table-cell>
          <table:table-cell/>
        </table:table-row>
        <table:table-row table:style-name="ro2">
          <table:table-cell office:value-type="string" calcext:value-type="string">
            <text:p>Teamviewer9</text:p>
          </table:table-cell>
          <table:table-cell/>
          <table:table-cell office:value-type="string" calcext:value-type="string">
            <text:p>Cal configuració pròpia de prox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Sans" svg:font-family="DSan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1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6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 style:data-style-name="N2" text:time-value="00:03:13.248490161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8T12:50:35.139002377</meta:creation-date>
    <dc:date>2015-05-21T00:48:12.370138545</dc:date>
    <meta:editing-duration>PT21H56M25S</meta:editing-duration>
    <meta:editing-cycles>174</meta:editing-cycles>
    <meta:generator>LibreOffice/4.3.3.2$Linux_X86_64 LibreOffice_project/430m0$Build-2</meta:generator>
    <meta:print-date>2015-05-07T09:12:14.751000827</meta:print-date>
    <meta:document-statistic meta:table-count="3" meta:cell-count="1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 chart:pie-offset="22"/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7.558cm" xlink:href=".." xlink:type="simple" chart:class="chart:circle" chart:style-name="ch1">
        <chart:title svg:x="5.561cm" svg:y="0.287cm" chart:style-name="ch2">
          <text:p>Aplicacions corporatives</text:p>
        </chart:title>
        <chart:legend svg:x="8.954cm" svg:y="1.423cm" style:legend-expansion="custom" chartooo:width="7.044cm" chartooo:height="3.856cm" style:legend-expansion-aspect-ratio="1.82676348547718" chart:style-name="ch3"/>
        <chart:plot-area chart:style-name="ch4" table:cell-range-address="'Apps Corporatives'.A51:'Apps Corporatives'.B55" chart:data-source-has-labels="column" svg:x="1.169cm" svg:y="1.316cm" svg:width="6.928cm" svg:height="4.347cm" dr3d:transform="matrix (0.998629534754574 -0.0457740587220638 -0.0253729750713733 -2.45636844198316E-015 0.484809620246336 -0.874619707139396 0.0523359562429452 0.873421071227797 0.48414520551114 0cm 0cm 0cm)" dr3d:vrp="(0 0 87591.2408759124)" dr3d:projection="parallel" dr3d:distance="4.2cm" dr3d:focal-length="8cm" dr3d:shadow-slant="0" dr3d:shade-mode="gouraud" dr3d:ambient-color="#666666" dr3d:lighting-mode="true">
          <chartooo:coordinate-region svg:x="1.168cm" svg:y="1.316cm" svg:width="6.93cm" svg:height="4.347cm"/>
          <dr3d:light dr3d:diffuse-color="#808080" dr3d:direction="(0 0 1)" dr3d:enabled="false" dr3d:specular="true"/>
          <dr3d:light dr3d:diffuse-color="#b3b3b3" dr3d:direction="(0.642073068308273 0.581933205459887 0.573668823744484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Apps Corporatives'.A51:'Apps Corporatives'.A5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'Apps Corporatives'.B51:'Apps Corporatives'.B5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Existeix a GNU/Linux i funciona al 100%</text:p>
                <draw:g>
                  <svg:desc>'Apps Corporatives'.A51:'Apps Corporatives'.A55</svg:desc>
                </draw:g>
              </table:table-cell>
              <table:table-cell office:value-type="float" office:value="16">
                <text:p>16</text:p>
                <draw:g>
                  <svg:desc>'Apps Corporatives'.B51:'Apps Corporatives'.B55</svg:desc>
                </draw:g>
              </table:table-cell>
            </table:table-row>
            <table:table-row>
              <table:table-cell office:value-type="string">
                <text:p>Existeix a GNU/Linux però amb menor 
Funcionalitat que la versió window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xisteix a GNU/Linux però cal 
Emulació (wine o similar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 sabem si existeix a Linux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 existeix a GNU/Linux o obsolet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